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ro1" style:family="table-row">
      <style:table-row-properties style:row-height="0.7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6"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135" calcext:value-type="float">
            <text:p>135</text:p>
          </table:table-cell>
          <table:table-cell table:style-name="ce7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number-columns-repeated="100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table:style-name="ce8"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style-name="ce8"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249" calcext:value-type="float">
            <text:p>249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254" calcext:value-type="float">
            <text:p>254</text:p>
          </table:table-cell>
          <table:table-cell table:style-name="ce7" office:value-type="float" office:value="255" calcext:value-type="float">
            <text:p>255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 style:data-style-name="N2" text:time-value="0000-00-00T08:25:41.5676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7:46:19.731955000</meta:creation-date>
    <dc:date>2014-04-14T09:26:03.460200000</dc:date>
    <meta:editing-duration>PT1H21M33S</meta:editing-duration>
    <meta:editing-cycles>2</meta:editing-cycles>
    <meta:generator>LibreOffice/4.1.5.3$MacOSX_x86 LibreOffice_project/1c1366bba2ba2b554cd2ca4d87c06da81c05d24</meta:generator>
    <meta:document-statistic meta:table-count="1" meta:cell-count="256" meta:object-count="0"/>
  </office:meta>
</office:document-meta>
</file>